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3d2c" officeooo:paragraph-rsid="001d3d2c"/>
    </style:style>
    <style:style style:name="P2" style:family="paragraph" style:parent-style-name="Standard">
      <style:text-properties officeooo:rsid="001e51dd" officeooo:paragraph-rsid="001e51dd"/>
    </style:style>
    <style:style style:name="P3" style:family="paragraph" style:parent-style-name="Standard">
      <style:text-properties officeooo:rsid="001eb7ec" officeooo:paragraph-rsid="005f8670"/>
    </style:style>
    <style:style style:name="P4" style:family="paragraph" style:parent-style-name="Standard">
      <style:text-properties officeooo:rsid="00277b58" officeooo:paragraph-rsid="00277b58"/>
    </style:style>
    <style:style style:name="P5" style:family="paragraph" style:parent-style-name="Standard">
      <style:text-properties officeooo:rsid="0028688b" officeooo:paragraph-rsid="0028688b"/>
    </style:style>
    <style:style style:name="P6" style:family="paragraph" style:parent-style-name="Standard">
      <style:text-properties officeooo:rsid="002d58fd" officeooo:paragraph-rsid="002d58fd"/>
    </style:style>
    <style:style style:name="P7" style:family="paragraph" style:parent-style-name="Standard">
      <style:text-properties officeooo:rsid="0030e606" officeooo:paragraph-rsid="0030e606"/>
    </style:style>
    <style:style style:name="P8" style:family="paragraph" style:parent-style-name="Standard">
      <style:text-properties officeooo:rsid="0032ed25" officeooo:paragraph-rsid="0032ed25"/>
    </style:style>
    <style:style style:name="P9" style:family="paragraph" style:parent-style-name="Standard">
      <style:text-properties officeooo:rsid="00344faa" officeooo:paragraph-rsid="00344faa"/>
    </style:style>
    <style:style style:name="P10" style:family="paragraph" style:parent-style-name="Standard">
      <style:text-properties officeooo:rsid="003be5e4" officeooo:paragraph-rsid="003be5e4"/>
    </style:style>
    <style:style style:name="P11" style:family="paragraph" style:parent-style-name="Standard">
      <style:text-properties officeooo:rsid="003c8adf" officeooo:paragraph-rsid="003c8adf"/>
    </style:style>
    <style:style style:name="P12" style:family="paragraph" style:parent-style-name="Standard">
      <style:text-properties officeooo:rsid="003dfcb8" officeooo:paragraph-rsid="003dfcb8"/>
    </style:style>
    <style:style style:name="P13" style:family="paragraph" style:parent-style-name="Standard">
      <style:text-properties officeooo:rsid="003ff1a2" officeooo:paragraph-rsid="003ff1a2"/>
    </style:style>
    <style:style style:name="P14" style:family="paragraph" style:parent-style-name="Standard">
      <style:text-properties officeooo:rsid="0041ebc6" officeooo:paragraph-rsid="0041ebc6"/>
    </style:style>
    <style:style style:name="P15" style:family="paragraph" style:parent-style-name="Standard">
      <style:text-properties officeooo:rsid="0049cc4a" officeooo:paragraph-rsid="0049cc4a"/>
    </style:style>
    <style:style style:name="P16" style:family="paragraph" style:parent-style-name="Standard">
      <style:text-properties officeooo:rsid="004a023a" officeooo:paragraph-rsid="004a023a"/>
    </style:style>
    <style:style style:name="P17" style:family="paragraph" style:parent-style-name="Standard">
      <style:text-properties officeooo:rsid="00513585" officeooo:paragraph-rsid="00513585"/>
    </style:style>
    <style:style style:name="P18" style:family="paragraph" style:parent-style-name="Standard">
      <style:text-properties fo:font-size="24pt" officeooo:rsid="0062aeda" officeooo:paragraph-rsid="0062aeda" style:font-size-asian="21pt" style:font-size-complex="24pt"/>
    </style:style>
    <style:style style:name="P19" style:family="paragraph" style:parent-style-name="Standard">
      <style:text-properties officeooo:rsid="006d32d9" officeooo:paragraph-rsid="006d32d9"/>
    </style:style>
    <style:style style:name="P20" style:family="paragraph" style:parent-style-name="Standard">
      <style:text-properties officeooo:rsid="006e720d" officeooo:paragraph-rsid="006e720d"/>
    </style:style>
    <style:style style:name="P21" style:family="paragraph" style:parent-style-name="Standard">
      <style:text-properties officeooo:rsid="005fa880" officeooo:paragraph-rsid="0052f461"/>
    </style:style>
    <style:style style:name="P22" style:family="paragraph" style:parent-style-name="Standard">
      <style:text-properties officeooo:rsid="00756ff3" officeooo:paragraph-rsid="00756ff3"/>
    </style:style>
    <style:style style:name="P23" style:family="paragraph" style:parent-style-name="Standard">
      <style:text-properties officeooo:rsid="006c492d" officeooo:paragraph-rsid="006c492d"/>
    </style:style>
    <style:style style:name="P24" style:family="paragraph" style:parent-style-name="Standard">
      <style:text-properties officeooo:rsid="007af3f0" officeooo:paragraph-rsid="007c4a49"/>
    </style:style>
    <style:style style:name="P25" style:family="paragraph" style:parent-style-name="Standard">
      <style:text-properties officeooo:rsid="00756ff3" officeooo:paragraph-rsid="00756ff3"/>
    </style:style>
    <style:style style:name="P26" style:family="paragraph" style:parent-style-name="Standard">
      <style:text-properties officeooo:rsid="007ff462" officeooo:paragraph-rsid="007ff462"/>
    </style:style>
    <style:style style:name="T1" style:family="text">
      <style:text-properties officeooo:rsid="001dab75"/>
    </style:style>
    <style:style style:name="T2" style:family="text">
      <style:text-properties officeooo:rsid="001fbfdf"/>
    </style:style>
    <style:style style:name="T3" style:family="text">
      <style:text-properties officeooo:rsid="0028688b"/>
    </style:style>
    <style:style style:name="T4" style:family="text">
      <style:text-properties officeooo:rsid="002a14d1"/>
    </style:style>
    <style:style style:name="T5" style:family="text">
      <style:text-properties officeooo:rsid="002e325a"/>
    </style:style>
    <style:style style:name="T6" style:family="text">
      <style:text-properties officeooo:rsid="00324fd7"/>
    </style:style>
    <style:style style:name="T7" style:family="text">
      <style:text-properties officeooo:rsid="00344faa"/>
    </style:style>
    <style:style style:name="T8" style:family="text">
      <style:text-properties officeooo:rsid="00372e38"/>
    </style:style>
    <style:style style:name="T9" style:family="text">
      <style:text-properties officeooo:rsid="003c8adf"/>
    </style:style>
    <style:style style:name="T10" style:family="text">
      <style:text-properties officeooo:rsid="00464233"/>
    </style:style>
    <style:style style:name="T11" style:family="text">
      <style:text-properties officeooo:rsid="0050ab6c"/>
    </style:style>
    <style:style style:name="T12" style:family="text">
      <style:text-properties officeooo:rsid="0069147f"/>
    </style:style>
    <style:style style:name="T13" style:family="text">
      <style:text-properties officeooo:rsid="006ccb0f"/>
    </style:style>
    <style:style style:name="T14" style:family="text">
      <style:text-properties officeooo:rsid="006fd8f1"/>
    </style:style>
    <style:style style:name="T15" style:family="text">
      <style:text-properties officeooo:rsid="00714677"/>
    </style:style>
    <style:style style:name="T16" style:family="text">
      <style:text-properties officeooo:rsid="007a2a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artta</text:p>
      <text:p text:style-name="P17"/>
      <text:p text:style-name="P17"/>
      <text:p text:style-name="P17">1 Johdanto</text:p>
      <text:p text:style-name="P17"/>
      <text:p text:style-name="P21">Tutkielman tarkoituksena on tehdä ohjelma, joka tukee kehitysavustuksia koskevaa poliittista päätöksentekoa. Tutkielman ohjelman mallit kuvaavat Somalian yhteiskunnallisia oloja sekä luonnonilmiöitä. Mallit ovat matemaattisia prosesseja, jotka laskevat muiden mallien tarvitsevia tietoja. Mallit tallentavat tietonsa tietokantaan, josta muut mallit voivat kysellä tarvitsemiaan tietoja. Mallien laskennan tulokset visualisoidaan tietokonesimulaatiolla. </text:p>
      <text:p text:style-name="P1"/>
      <text:p text:style-name="P1"><text:span text:style-name="T11">2 </text:span>Vaatimusmäärittely</text:p>
      <text:p text:style-name="P1"/>
      <text:p text:style-name="P1"><text:span text:style-name="T14">2.</text:span>1. Ohjelman yleiskuvau<text:span text:style-name="T1">s</text:span></text:p>
      <text:p text:style-name="P2"><text:s/></text:p>
      <text:p text:style-name="P2"><text:span text:style-name="T14">2.1.</text:span>1 Ohjelman tarkoitus ja toiminta</text:p>
      <text:p text:style-name="P2"/>
      <text:p text:style-name="P3">Ohjelma on tarkoitettu tukemaan kehitys<text:span text:style-name="T2">apua koskevaa poliittista päätöksentekoa. Ohjelman pohjana on kartta, jolle käyttäjä pystyy lisäämään erilaisia olioita, esimerkiksi kaupunkeja. Ohjelma sisältää matemaattisia malleja, jotka mallintavat olioiden käyttäytymistä toisistaan riippuen. <text:s text:c="2"/>Olioiden kartalle lisäämisen jälkeen käyttäjä käynnistää simulaation, joka laskee eri olioiden tilat jokaiselle aika-askeleelle, ja tulokset näkyvät kartalla. Käyttäjä pystyy simulaation jälkeen palaamaan eri aika-askeleisiin ja itse muuttamaan eri olioiden attribuutteja, ja tämän jälkeen käynnistämään samasta kohdasta simulaation uudestaan. Näin ohjelma havainnollistaa kehitysapua, sillä poliitikot voivat esimerkiksi lisätä ruuan määrää simulaatiossa. </text:span></text:p>
      <text:p text:style-name="P2"/>
      <text:p text:style-name="P4"><text:span text:style-name="T15">2.</text:span>1.<text:span text:style-name="T10">2</text:span> <text:span text:style-name="T3">Ohjelman ympäristö</text:span></text:p>
      <text:p text:style-name="P4"/>
      <text:p text:style-name="P5"><text:span text:style-name="T3">O</text:span>hjelman karttakäyttöliittymä on koodattu javascriptillä. <text:span text:style-name="T4">Matemaattiset mallit sekä palvelin on koodattu Javalla. </text:span></text:p>
      <text:p text:style-name="P2"/>
      <text:p text:style-name="P1"><text:span text:style-name="T15">2.</text:span>2. Ohjelman käsittelemä tieto</text:p>
      <text:p text:style-name="P1"/>
      <text:p text:style-name="P6">Ohjelma käsittelee eri olioiden tietoja sekä käyttäjän ohjelmaan syöttämiä tietoja. <text:span text:style-name="T5">Jokaisella oliolla on attribuutteja, joihin matemaattiset mallit vaikuttavat. Esimerkiksi pelto-oliolla on koko. </text:span></text:p>
      <text:p text:style-name="P1"/>
      <text:p text:style-name="P1"><text:span text:style-name="T15">2.</text:span>3. Ohjelman toiminnot</text:p>
      <text:p text:style-name="P1"/>
      <text:p text:style-name="P7">3.1 <text:span text:style-name="T6">Olioiden lisääminen</text:span></text:p>
      <text:p text:style-name="P7"/>
      <text:p text:style-name="P14"><text:span text:style-name="T6">Kä</text:span>yttäjä voi lisätä kartalle erilaisia olioita ja määrittää osan niiden attribuuteista. </text:p>
      <text:p text:style-name="P7"/>
      <text:p text:style-name="P8"><text:span text:style-name="T15">2.3.</text:span>1.1 Kaupunkien lisääminen</text:p>
      <text:p text:style-name="P8"/>
      <text:p text:style-name="P15">Kaupungilla on koko, asukasmäärä....</text:p>
      <text:p text:style-name="P8"/>
      <text:p text:style-name="P8"><text:span text:style-name="T15">2.</text:span>3.1.2 Vesistöjen lisääminen</text:p>
      <text:p text:style-name="P8"/>
      <text:p text:style-name="P15">Vesistöllä on pinta-ala, syvyys, ...</text:p>
      <text:p text:style-name="P8"/>
      <text:p text:style-name="P8"><text:span text:style-name="T15">2.</text:span>3.1.3 Teiden lisääminen</text:p>
      <text:p text:style-name="P8"><text:soft-page-break/></text:p>
      <text:p text:style-name="P16">Teillä on alkukoordinaatti, loppukoordinaatti, kestävyys? ...</text:p>
      <text:p text:style-name="P8"/>
      <text:p text:style-name="P8"><text:span text:style-name="T15">2.</text:span>3.1.4 <text:span text:style-name="T7">Peltojen lisääminen</text:span></text:p>
      <text:p text:style-name="P8"/>
      <text:p text:style-name="P16"><text:span text:style-name="T7">P</text:span>ellolla on pinta-ala, kasvi? </text:p>
      <text:p text:style-name="P8"/>
      <text:p text:style-name="P9"><text:span text:style-name="T15">2.</text:span>3.2 Simuloinnin käynnistäminen</text:p>
      <text:p text:style-name="P9"/>
      <text:p text:style-name="P12">Nappia painamalla käyttäjä pystyy käynnistämään simulaation. </text:p>
      <text:p text:style-name="P9"/>
      <text:p text:style-name="P9"><text:span text:style-name="T15">2.</text:span>3.3 <text:span text:style-name="T8">Simuloinnin jälkeen olion attribuutin muuttaminen tietyllä aika-askeleella</text:span></text:p>
      <text:p text:style-name="P9"/>
      <text:p text:style-name="P13"><text:span text:style-name="T8">S</text:span>imulaation jälkeen käyttäjä voi palata eri aika-askeleisiin, muuttaa eri olioiden attribuutteja ja käynnistää simulaation uudelleen kyseisestä aika-askeleesta. </text:p>
      <text:p text:style-name="P13"/>
      <text:p text:style-name="P1"><text:span text:style-name="T15">2.</text:span>4. Muut vaatimukset</text:p>
      <text:p text:style-name="P1"/>
      <text:p text:style-name="P10"><text:span text:style-name="T15">2.</text:span>4.1 <text:span text:style-name="T9">Laskenta</text:span></text:p>
      <text:p text:style-name="P11"/>
      <text:p text:style-name="P11">Ohjelman tulee selviytyä matemaattista mallien laskennast<text:span text:style-name="T12">a</text:spa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text:soft-page-break/>3 <text:span text:style-name="T13">Tekninen dokumentti</text:span></text:p>
      <text:p text:style-name="P24"/>
      <text:p text:style-name="P22">3.1 Käyttöliittymä</text:p>
      <text:p text:style-name="P22"/>
      <text:p text:style-name="P26">Alussa palvelin viestittää käyttöliittymään, mitä eri paikkaoliotyyppejä mallit tukevat. Tämän jälkeen käyttäjä voi napsauttelemalla lisätä kartalle olioita, jotka palvelimen mallit tukevat. </text:p>
      <text:p text:style-name="P26"><text:s text:c="4"/>Kun käyttäjä on lisännyt oliot, </text:p>
      <text:p text:style-name="P22"/>
      <text:p text:style-name="P22">3.2 Käyttöliittymän ja <text:span text:style-name="T16">palvelimen kommunikointi</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4 Testausdokumentti</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00:05:00.162918000</meta:creation-date>
    <dc:date>2013-11-03T03:40:14.254402000</dc:date>
    <meta:editing-duration>PT4H46M50S</meta:editing-duration>
    <meta:editing-cycles>107</meta:editing-cycles>
    <meta:generator>LibreOffice/4.1.2.3$MacOSX_x86 LibreOffice_project/40b2d7fde7e8d2d7bc5a449dc65df4d08a7dd38</meta:generator>
    <meta:document-statistic meta:table-count="0" meta:image-count="0" meta:object-count="0" meta:page-count="4" meta:paragraph-count="36" meta:word-count="310" meta:character-count="2831" meta:non-whitespace-character-count="2826"/>
  </office:meta>
</office:document-meta>
</file>